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text-properties style:font-name="Liberation Serif" fo:font-size="12pt" style:font-size-asian="12pt" style:font-size-complex="12pt"/>
    </style:style>
    <style:style style:name="P3" style:family="paragraph" style:parent-style-name="List_20_Paragraph" style:list-style-name="WWNum2">
      <style:paragraph-properties fo:margin-left="1.259cm" fo:margin-right="0cm" fo:text-align="justify" style:justify-single-word="false" fo:text-indent="-0.63cm" style:auto-text-indent="false"/>
      <style:text-properties style:font-name="Liberation Serif" fo:font-size="12pt" style:font-size-asian="12pt" style:font-size-complex="12pt"/>
    </style:style>
    <style:style style:name="P4" style:family="paragraph" style:parent-style-name="List_20_Paragraph" style:list-style-name="WWNum1">
      <style:paragraph-properties fo:margin-left="1.259cm" fo:margin-right="0cm" fo:text-align="justify" style:justify-single-word="false" fo:text-indent="-0.63cm" style:auto-text-indent="false">
        <style:tab-stops>
          <style:tab-stop style:position="6.267cm"/>
        </style:tab-stops>
      </style:paragraph-properties>
      <style:text-properties style:font-name="Liberation Serif" fo:font-size="12pt" style:font-size-asian="12pt" style:font-size-complex="12pt"/>
    </style:style>
    <style:style style:name="P5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Serif" fo:font-size="12pt" fo:font-weight="normal" fo:background-color="#ffffff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erif" fo:font-size="12pt" fo:font-weight="normal" fo:background-color="#ffffff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21" style:family="paragraph" style:parent-style-name="Standard">
      <style:paragraph-properties fo:margin-top="0cm" fo:margin-bottom="0cm" style:contextual-spacing="false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8000" loext:opacity="100%" style:font-name="Liberation Serif" fo:font-size="12pt" fo:font-weight="normal" fo:background-color="#ffffff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6.267cm"/>
        </style:tab-stops>
      </style:paragraph-properties>
      <style:text-properties style:font-name="Liberation Serif"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>
        <style:tab-stops>
          <style:tab-stop style:position="6.267cm"/>
        </style:tab-stops>
      </style:paragraph-properties>
      <style:text-properties style:font-name="Liberation Serif" fo:font-size="12pt" style:font-size-asian="12pt" style:font-size-complex="12pt"/>
    </style:style>
    <style:style style:name="P26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Liberation Serif" fo:font-size="12pt" style:font-size-asian="12pt" style:font-size-complex="12pt"/>
    </style:style>
    <style:style style:name="P27" style:family="paragraph" style:parent-style-name="Standard">
      <style:text-properties style:font-name="Liberation Serif" fo:font-size="12pt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2pt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30" style:family="paragraph" style:parent-style-name="Standard">
      <style:paragraph-properties fo:line-height="100%"/>
      <style:text-properties style:font-name="Liberation Serif" fo:font-size="12pt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0e4d47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2pt" fo:language="en" fo:country="US" style:font-size-asian="12pt" style:font-name-complex="Times New Roman1" style:font-size-complex="12pt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0cec4c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officeooo:rsid="000cec4c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0e4d47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US" fo:font-weight="bold" officeooo:rsid="000cec4c" style:font-size-asian="14pt" style:font-weight-asian="bold" style:font-name-complex="Times New Roman1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size-asian="14pt" style:font-name-complex="Times New Roman1" style:font-size-complex="14pt"/>
    </style:style>
    <style:style style:name="T16" style:family="text">
      <style:text-properties fo:font-size="14pt" officeooo:rsid="000cec4c" style:font-size-asian="14pt" style:font-name-complex="Times New Roman1" style:font-size-complex="14pt"/>
    </style:style>
    <style:style style:name="T17" style:family="text">
      <style:text-properties fo:font-size="14pt" fo:language="en" fo:country="US" style:font-size-asian="14pt" style:font-name-complex="Times New Roman1" style:font-size-complex="14pt"/>
    </style:style>
    <style:style style:name="T18" style:family="text">
      <style:text-properties fo:font-size="14pt" fo:language="en" fo:country="US" officeooo:rsid="000cec4c" style:font-size-asian="14pt" style:font-name-complex="Times New Roman1" style:font-size-complex="14pt"/>
    </style:style>
    <style:style style:name="T19" style:family="text">
      <style:text-properties fo:font-size="14pt" fo:language="en" fo:country="US" style:font-size-asian="14pt" style:font-name-complex="Times New Roman1" style:font-size-complex="14pt" style:font-weight-complex="bold"/>
    </style:style>
    <style:style style:name="T20" style:family="text">
      <style:text-properties fo:font-size="14pt" fo:language="en" fo:country="US" officeooo:rsid="000e4d47" style:font-size-asian="14pt" style:font-name-complex="Times New Roman1" style:font-size-complex="14pt"/>
    </style:style>
    <style:style style:name="T21" style:family="text">
      <style:text-properties fo:font-size="14pt" fo:language="en" fo:country="US" fo:font-weight="bold" style:font-size-asian="14pt" style:font-weight-asian="bold" style:font-name-complex="Times New Roman1" style:font-size-complex="14pt"/>
    </style:style>
    <style:style style:name="T22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3" style:family="text">
      <style:text-properties fo:font-size="14pt" fo:language="en" fo:country="US" fo:font-weight="bold" officeooo:rsid="000cec4c" style:font-size-asian="14pt" style:font-weight-asian="bold" style:font-name-complex="Times New Roman1" style:font-size-complex="14pt"/>
    </style:style>
    <style:style style:name="T24" style:family="text">
      <style:text-properties fo:font-size="14pt" fo:font-weight="bold" style:font-size-asian="14pt" style:font-weight-asian="bold" style:font-name-complex="Times New Roman1" style:font-size-complex="14pt"/>
    </style:style>
    <style:style style:name="T25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7" style:family="text">
      <style:text-properties fo:color="#000000" loext:opacity="100%" style:font-name="Times New Roman" fo:font-size="14pt" officeooo:rsid="000cec4c" style:font-name-asian="Times New Roman1" style:font-size-asian="14pt" style:font-name-complex="Times New Roman1" style:font-size-complex="14pt"/>
    </style:style>
    <style:style style:name="T28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9" style:family="text">
      <style:text-properties style:use-window-font-color="true" loext:opacity="0%" fo:font-size="14pt" style:font-size-asian="14pt" style:font-name-complex="Times New Roman1" style:font-size-complex="14pt"/>
    </style:style>
    <style:style style:name="T30" style:family="text">
      <style:text-properties style:use-window-font-color="true" loext:opacity="0%" style:font-name-complex="Times New Roman1"/>
    </style:style>
    <style:style style:name="T31" style:family="text">
      <style:text-properties fo:language="en" fo:country="US" style:font-name-complex="Times New Roman1"/>
    </style:style>
    <style:style style:name="T32" style:family="text">
      <style:text-properties fo:language="en" fo:country="US" officeooo:rsid="000cec4c" style:font-name-complex="Times New Roman1"/>
    </style:style>
    <style:style style:name="T33" style:family="text">
      <style:text-properties fo:language="en" fo:country="US" style:font-name-complex="Times New Roman1" style:font-weight-complex="bold"/>
    </style:style>
    <style:style style:name="T34" style:family="text">
      <style:text-properties fo:language="en" fo:country="US" officeooo:rsid="000e4d47" style:font-name-complex="Times New Roman1"/>
    </style:style>
    <style:style style:name="T35" style:family="text">
      <style:text-properties fo:language="en" fo:country="US" fo:font-weight="bold" style:font-weight-asian="bold" style:font-name-complex="Times New Roman1"/>
    </style:style>
    <style:style style:name="T36" style:family="text">
      <style:text-properties fo:language="en" fo:country="US" fo:font-weight="bold" style:font-weight-asian="bold" style:font-name-complex="Times New Roman1" style:font-weight-complex="bold"/>
    </style:style>
    <style:style style:name="T37" style:family="text">
      <style:text-properties fo:language="en" fo:country="US" fo:font-weight="bold" officeooo:rsid="000cec4c" style:font-weight-asian="bold" style:font-name-complex="Times New Roman1"/>
    </style:style>
    <style:style style:name="T38" style:family="text">
      <style:text-properties fo:color="#0000ff" loext:opacity="100%"/>
    </style:style>
    <style:style style:name="T39" style:family="text">
      <style:text-properties fo:color="#0000ff" loext:opacity="100%" style:font-name="Times New Roman" fo:font-size="14pt" fo:language="en" fo:country="US" style:font-size-asian="14pt" style:font-name-complex="Times New Roman1" style:font-size-complex="14pt" style:font-weight-complex="bold"/>
    </style:style>
    <style:style style:name="T40" style:family="text">
      <style:text-properties fo:color="#0000ff" loext:opacity="100%" fo:font-size="14pt" fo:language="en" fo:country="US" style:font-size-asian="14pt" style:font-name-complex="Times New Roman1" style:font-size-complex="14pt" style:font-weight-complex="bold"/>
    </style:style>
    <style:style style:name="T41" style:family="text">
      <style:text-properties fo:color="#0000ff" loext:opacity="100%" fo:language="en" fo:country="US" style:font-name-complex="Times New Roman1" style:font-weight-complex="bold"/>
    </style:style>
    <style:style style:name="T42" style:family="text">
      <style:text-properties fo:color="#a31515" loext:opacity="100%"/>
    </style:style>
    <style:style style:name="T43" style:family="text">
      <style:text-properties fo:color="#a31515" loext:opacity="100%" style:font-name="Times New Roman" fo:font-size="14pt" fo:language="en" fo:country="US" style:font-size-asian="14pt" style:font-name-complex="Times New Roman1" style:font-size-complex="14pt" style:font-weight-complex="bold"/>
    </style:style>
    <style:style style:name="T44" style:family="text">
      <style:text-properties fo:color="#a31515" loext:opacity="100%" fo:font-size="14pt" fo:language="en" fo:country="US" style:font-size-asian="14pt" style:font-name-complex="Times New Roman1" style:font-size-complex="14pt" style:font-weight-complex="bold"/>
    </style:style>
    <style:style style:name="T45" style:family="text">
      <style:text-properties fo:color="#a31515" loext:opacity="100%" fo:language="en" fo:country="US" style:font-name-complex="Times New Roman1" style:font-weight-complex="bold"/>
    </style:style>
    <style:style style:name="T46" style:family="text">
      <style:text-properties fo:color="#098658" loext:opacity="100%"/>
    </style:style>
    <style:style style:name="T47" style:family="text">
      <style:text-properties style:font-name-complex="Times New Roman1"/>
    </style:style>
    <style:style style:name="T48" style:family="text">
      <style:text-properties officeooo:rsid="000cec4c" style:font-name-complex="Times New Roman1"/>
    </style:style>
    <style:style style:name="T49" style:family="text">
      <style:text-properties fo:font-weight="bold" style:font-weight-asian="bold" style:font-name-complex="Times New Roman1"/>
    </style:style>
    <style:style style:name="T50" style:family="text">
      <style:text-properties fo:font-weight="bold" style:font-weight-asian="bold" style:font-name-complex="Times New Roman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осковский Авиационный Институт</text:span></text:p>
      <text:p text:style-name="P6"><text:span text:style-name="T1">(Национальный Исследовательский Университет)</text:span></text:p>
      <text:p text:style-name="P8"/>
      <text:p text:style-name="P6"><text:span text:style-name="T1">Факультет информационных технологий и прикладной математики</text:span></text:p>
      <text:p text:style-name="P6"><text:span text:style-name="T1">Кафедра вычислительной математики и программирования</text:span></text:p>
      <text:p text:style-name="P9"/>
      <text:p text:style-name="P9"/>
      <text:p text:style-name="P6"><text:span text:style-name="T4">Лабораторная работа №1 по курсу</text:span><text:span text:style-name="T5"> </text:span></text:p>
      <text:p text:style-name="P6"><text:span text:style-name="T6">«Операционные системы»</text:span></text:p>
      <text:p text:style-name="Standard"><text:span text:style-name="T4"><text:tab/></text:span></text:p>
      <text:p text:style-name="P6"><text:span text:style-name="T5">ВЗАИМОДЕЙСТВИЕ МЕЖДУ ПРОЦЕССАМИ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26">Студент: </text:span><text:span text:style-name="T27">Маношин Виталий Дмитриевич</text:span></text:p>
      <text:p text:style-name="P18"><text:span text:style-name="T26">Группа: М8О–210Б–22</text:span></text:p>
      <text:p text:style-name="P18"><text:span text:style-name="T26">Вариант: </text:span><text:span text:style-name="T27">4</text:span><text:span text:style-name="T26"> </text:span></text:p>
      <text:p text:style-name="P17"><text:span text:style-name="T26">Преподаватель: Соколов Андрей Алексеевич</text:span></text:p>
      <text:p text:style-name="P17"><text:span text:style-name="T26">Оценка: __________ </text:span></text:p>
      <text:p text:style-name="P17"><text:span text:style-name="T26">Дата: __________</text:span></text:p>
      <text:p text:style-name="P17"><text:span text:style-name="T26">Подпись: __________</text:span></text:p>
      <text:p text:style-name="P13"/>
      <text:p text:style-name="P14"/>
      <text:p text:style-name="P14"/>
      <text:p text:style-name="P19"><text:span text:style-name="T26">Москва, 2023.</text:span></text:p>
      <text:p text:style-name="P9"/>
      <text:p text:style-name="P6"><text:soft-page-break/><text:span text:style-name="T4">Постановка задачи</text:span></text:p>
      <text:h text:style-name="P2" text:outline-level="2"><text:span text:style-name="T30">Цель работы</text:span></text:h>
      <text:p text:style-name="P23"><text:span text:style-name="T47">Целью является приобретение практических навыков в:</text:span></text:p>
      <text:list xml:id="list3818798860" text:style-name="WWNum2">
        <text:list-item>
          <text:p text:style-name="P3"><text:span text:style-name="T47">управлении процессами в ОС;</text:span></text:p>
        </text:list-item>
        <text:list-item>
          <text:p text:style-name="P3"><text:span text:style-name="T47">обеспечении обмена данных между процессами посредством каналов.</text:span></text:p>
        </text:list-item>
      </text:list>
      <text:h text:style-name="P2" text:outline-level="2"><text:span text:style-name="T30">Задание</text:span></text:h>
      <text:p text:style-name="P24"><text:span text:style-name="T47">Составить и отладить программу на языке С/C++, осуществляющую работу с процессами и </text:span><text:span text:style-name="T48">взаимодействие </text:span><text:span text:style-name="T47">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</text:span></text:p>
      <text:p text:style-name="P24">Пользователь вводит команды вида: «число число число&lt;endline&gt;». Далее эти числа</text:p>
      <text:p text:style-name="P24">передаются от родительского процесса в дочерний. Дочерний процесс производит деление</text:p>
      <text:p text:style-name="P24">первого числа, на последующие, а результат выводит в файл. Если происходит деление на 0, то</text:p>
      <text:p text:style-name="P24">тогда дочерний и родительский процесс завершают свою работу. Проверка деления на 0 должна</text:p>
      <text:p text:style-name="P24">осуществляться на стороне дочернего процесса. Числа имеют тип float. Количество чисел может</text:p>
      <text:p text:style-name="P24">быть произвольным.</text:p>
      <text:h text:style-name="P2" text:outline-level="2"><text:span text:style-name="T30">Общие сведения о программе</text:span><text:span text:style-name="T47"> </text:span></text:h>
      <text:p text:style-name="P25"><text:span text:style-name="T47">Программа скомпилируется из </text:span><text:span text:style-name="T48">двух</text:span><text:span text:style-name="T47"> файлов </text:span><text:span text:style-name="T32">main</text:span><text:span text:style-name="T47">.</text:span><text:span text:style-name="T31">cpp</text:span><text:span text:style-name="T47">, </text:span><text:span text:style-name="T32">child.cpp</text:span><text:span text:style-name="T47">. В программе используются следующие системные вызовы:</text:span></text:p>
      <text:list xml:id="list981399239" text:style-name="WWNum1">
        <text:list-item>
          <text:p text:style-name="P4"><text:span text:style-name="T36">pid</text:span><text:span text:style-name="T50">_</text:span><text:span text:style-name="T36">t</text:span><text:span text:style-name="T50"> </text:span><text:span text:style-name="T36">fork</text:span><text:span text:style-name="T50">()</text:span><text:span text:style-name="T47"> – создание дочернего процесса.</text:span></text:p>
        </text:list-item>
        <text:list-item>
          <text:p text:style-name="P4"><text:span text:style-name="T36">int execl(const char *filename, char *const argv[], char *const envp[]) </text:span><text:span text:style-name="T31">– </text:span><text:span text:style-name="T47">замена</text:span><text:span text:style-name="T31"> </text:span><text:span text:style-name="T47">образа</text:span><text:span text:style-name="T31"> </text:span><text:span text:style-name="T47">памяти</text:span><text:span text:style-name="T31"> </text:span><text:span text:style-name="T47">процесса</text:span><text:span text:style-name="T31">.</text:span></text:p>
        </text:list-item>
        <text:list-item>
          <text:p text:style-name="P4"><text:span text:style-name="T36">int</text:span><text:span text:style-name="T50"> </text:span><text:span text:style-name="T36">pipe</text:span><text:span text:style-name="T50">(</text:span><text:span text:style-name="T36">int</text:span><text:span text:style-name="T50"> </text:span><text:span text:style-name="T36">pipefd</text:span><text:span text:style-name="T50">[2]) </text:span><text:span text:style-name="T47">– создание неименованного канала для передачи данных между процессами.</text:span></text:p>
        </text:list-item>
        <text:list-item>
          <text:p text:style-name="P4"><text:span text:style-name="T36">int</text:span><text:span text:style-name="T50"> </text:span><text:span text:style-name="T36">dup</text:span><text:span text:style-name="T50">2(</text:span><text:span text:style-name="T36">int</text:span><text:span text:style-name="T50"> </text:span><text:span text:style-name="T36">oldfd</text:span><text:span text:style-name="T50">, </text:span><text:span text:style-name="T36">int</text:span><text:span text:style-name="T50"> </text:span><text:span text:style-name="T36">newfd</text:span><text:span text:style-name="T50">) </text:span><text:span text:style-name="T47">– переназначение файлового дескриптора.</text:span></text:p>
        </text:list-item>
        <text:list-item>
          <text:p text:style-name="P4"><text:span text:style-name="T36">int open(const char *pathname, int flags, mode_t mode) </text:span><text:span text:style-name="T31">– </text:span><text:span text:style-name="T47">открытие</text:span><text:span text:style-name="T31">/</text:span><text:span text:style-name="T47">создание</text:span><text:span text:style-name="T31"> </text:span><text:span text:style-name="T47">файла</text:span><text:span text:style-name="T31">.</text:span></text:p>
        </text:list-item>
        <text:list-item>
          <text:p text:style-name="P4"><text:span text:style-name="T36">int close(int fd) </text:span><text:span text:style-name="T31">– </text:span><text:span text:style-name="T47">закрыть</text:span><text:span text:style-name="T31"> </text:span><text:span text:style-name="T47">файл</text:span><text:span text:style-name="T31">.</text:span></text:p>
        </text:list-item>
      </text:list>
      <text:h text:style-name="P2" text:outline-level="2"><text:span text:style-name="T30">Общий метод и алгоритм решения.</text:span></text:h>
      <text:p text:style-name="P26"><text:span text:style-name="T47">Для реализации поставленной задачи необходимо:</text:span></text:p>
      <text:list xml:id="list3502183021" text:style-name="WWNum5">
        <text:list-item>
          <text:p text:style-name="P5"><text:span text:style-name="T47">Изучить принципы работы </text:span><text:span text:style-name="T31">fork</text:span><text:span text:style-name="T47">, </text:span><text:span text:style-name="T31">execl</text:span><text:span text:style-name="T47">, </text:span><text:span text:style-name="T31">pipe</text:span><text:span text:style-name="T47">, </text:span><text:span text:style-name="T31">dup</text:span><text:span text:style-name="T47">2, </text:span><text:span text:style-name="T31">open</text:span><text:span text:style-name="T47">, </text:span><text:span text:style-name="T31">close</text:span><text:span text:style-name="T47">.</text:span></text:p>
        </text:list-item>
        <text:list-item>
          <text:p text:style-name="P5"><text:span text:style-name="T47">Написать программу родительского процесса </text:span><text:span text:style-name="T32">main</text:span><text:span text:style-name="T47">.</text:span><text:span text:style-name="T31">cpp</text:span><text:span text:style-name="T47">, которая:</text:span></text:p>
          <text:list>
            <text:list-item>
              <text:p text:style-name="P5"><text:span text:style-name="T47">создает </text:span><text:span text:style-name="T48">дочерний</text:span><text:span text:style-name="T47"> процесс командой </text:span><text:span text:style-name="T31">fork</text:span><text:span text:style-name="T47">;</text:span></text:p>
            </text:list-item>
            <text:list-item>
              <text:p text:style-name="P5"><text:span text:style-name="T47">принимает строки из стандартного потока ввода и пересылает их в </text:span><text:span text:style-name="T31">pipe</text:span><text:span text:style-name="T47">.</text:span></text:p>
            </text:list-item>
          </text:list>
        </text:list-item>
        <text:list-item>
          <text:p text:style-name="P5"><text:span text:style-name="T47">Написать программы дочернего</text:span><text:span text:style-name="T48"> процесса.</text:span></text:p>
        </text:list-item>
        <text:list-item>
          <text:p text:style-name="P5"><text:span text:style-name="T47">В файле родительского процесса вызывать дочерние и запускать их программы командой </text:span><text:span text:style-name="T31">execl</text:span><text:span text:style-name="T47">.</text:span></text:p>
        </text:list-item>
      </text:list>
      <text:h text:style-name="P2" text:outline-level="2"><text:soft-page-break/><text:span text:style-name="T30">Основные файлы программы</text:span></text:h>
      <text:p text:style-name="P27"><text:span text:style-name="T37">main</text:span><text:span text:style-name="T49">.</text:span><text:span text:style-name="T35">cpp</text:span><text:span text:style-name="T49">:</text:span></text:p>
      <text:p text:style-name="P15"><text:span text:style-name="T41">#include </text:span><text:span text:style-name="T45">&lt;iostream&gt;</text:span></text:p>
      <text:p text:style-name="P16"><text:span text:style-name="T38">#include </text:span><text:span text:style-name="T42">&lt;unistd.h&gt;</text:span></text:p>
      <text:p text:style-name="P16"><text:span text:style-name="T38">#include </text:span><text:span text:style-name="T42">&lt;string.h&gt;</text:span></text:p>
      <text:p text:style-name="P16"><text:span text:style-name="T38">#include </text:span><text:span text:style-name="T42">&lt;string&gt;</text:span></text:p>
      <text:p text:style-name="P16"><text:span text:style-name="T38">#include </text:span><text:span text:style-name="T42">&lt;sys/wait.h&gt;</text:span></text:p>
      <text:p text:style-name="P16"><text:span text:style-name="T38">#include </text:span><text:span text:style-name="T42">&lt;fcntl.h&gt;</text:span></text:p>
      <text:p text:style-name="P16"><text:span text:style-name="T38">#include </text:span><text:span text:style-name="T42">&lt;vector&gt;</text:span></text:p>
      <text:p text:style-name="P29"/>
      <text:p text:style-name="P16"><text:span text:style-name="T38">using</text:span> <text:span text:style-name="T38">namespace</text:span> std;</text:p>
      <text:p text:style-name="P29"/>
      <text:p text:style-name="P16"><text:span text:style-name="T38">int</text:span> main() {</text:p>
      <text:p text:style-name="P16">string name;</text:p>
      <text:p text:style-name="P16"><text:span text:style-name="T38">char</text:span> c = <text:span text:style-name="T42">'#'</text:span>;</text:p>
      <text:p text:style-name="P16">write(<text:span text:style-name="T38">STDOUT_FILENO</text:span>, <text:span text:style-name="T42">"Enter the name of file: "</text:span>, <text:span text:style-name="T46">24</text:span>);</text:p>
      <text:p text:style-name="P16"><text:span text:style-name="T38">while</text:span> (c != <text:span text:style-name="T42">'\n'</text:span>) {</text:p>
      <text:p text:style-name="P16">read(<text:span text:style-name="T38">STDIN_FILENO</text:span>, &amp;c, <text:span text:style-name="T38">sizeof</text:span>(<text:span text:style-name="T38">char</text:span>));</text:p>
      <text:p text:style-name="P16"><text:span text:style-name="T38">if</text:span> (c != <text:span text:style-name="T42">'\n'</text:span>) {</text:p>
      <text:p text:style-name="P16">name += c;</text:p>
      <text:p text:style-name="P16">}</text:p>
      <text:p text:style-name="P16">}</text:p>
      <text:p text:style-name="P29"/>
      <text:p text:style-name="P16"><text:span text:style-name="T38">int</text:span> fd1[<text:span text:style-name="T46">2</text:span>], fd2[<text:span text:style-name="T46">2</text:span>];</text:p>
      <text:p text:style-name="P16"><text:span text:style-name="T38">int</text:span> pipe1 = pipe(fd1), pipe2 = pipe(fd2);</text:p>
      <text:p text:style-name="P16"><text:span text:style-name="T38">if</text:span> (pipe1 == -<text:span text:style-name="T46">1</text:span> || pipe2 == -<text:span text:style-name="T46">1</text:span>) {</text:p>
      <text:p text:style-name="P16">write(<text:span text:style-name="T38">STDERR_FILENO</text:span>, <text:span text:style-name="T42">"Err creating a pipe"</text:span>, <text:span text:style-name="T46">19</text:span>);</text:p>
      <text:p text:style-name="P16"><text:span text:style-name="T38">return</text:span> <text:span text:style-name="T46">1</text:span>;</text:p>
      <text:p text:style-name="P16">}</text:p>
      <text:p text:style-name="P29"/>
      <text:p text:style-name="P16"><text:span text:style-name="T38">int</text:span> write1 = fd1[<text:span text:style-name="T46">1</text:span>], read1 = fd1[<text:span text:style-name="T46">0</text:span>];</text:p>
      <text:p text:style-name="P16"><text:span text:style-name="T38">int</text:span> write2 = fd2[<text:span text:style-name="T46">1</text:span>], read2 = fd2[<text:span text:style-name="T46">0</text:span>];</text:p>
      <text:p text:style-name="P29"/>
      <text:p text:style-name="P16"><text:span text:style-name="T38">pid_t</text:span> pid = fork();</text:p>
      <text:p text:style-name="P16"><text:span text:style-name="T38">if</text:span> (pid == -<text:span text:style-name="T46">1</text:span>) {</text:p>
      <text:p text:style-name="P16">write(<text:span text:style-name="T38">STDERR_FILENO</text:span>, <text:span text:style-name="T42">"Err creating a child process"</text:span>, <text:span text:style-name="T46">28</text:span>);</text:p>
      <text:p text:style-name="P16"><text:span text:style-name="T38">return</text:span> <text:span text:style-name="T46">2</text:span>;</text:p>
      <text:p text:style-name="P16">}</text:p>
      <text:p text:style-name="P16"><text:span text:style-name="T38">if</text:span> (pid == <text:span text:style-name="T46">0</text:span>) {</text:p>
      <text:p text:style-name="P22">//child process</text:p>
      <text:p text:style-name="P16">close(write1);</text:p>
      <text:p text:style-name="P16">close(read2);</text:p>
      <text:p text:style-name="P16"><text:span text:style-name="T38">int</text:span> r1 = dup2(read1, <text:span text:style-name="T38">STDIN_FILENO</text:span>), w2 = dup2(write2, <text:span text:style-name="T38">STDOUT_FILENO</text:span>);</text:p>
      <text:p text:style-name="P16"><text:span text:style-name="T38">if</text:span> (r1 == -<text:span text:style-name="T46">1</text:span> || w2 == -<text:span text:style-name="T46">1</text:span>) {</text:p>
      <text:p text:style-name="P16">write(<text:span text:style-name="T38">STDERR_FILENO</text:span>, <text:span text:style-name="T42">"Err dup2"</text:span>, <text:span text:style-name="T46">8</text:span>);</text:p>
      <text:p text:style-name="P16"><text:span text:style-name="T38">return</text:span> <text:span text:style-name="T46">3</text:span>;</text:p>
      <text:p text:style-name="P16">}</text:p>
      <text:p text:style-name="P16">execl(<text:span text:style-name="T42">"child"</text:span>, <text:span text:style-name="T42">"child"</text:span>, name.c_str(), <text:span text:style-name="T38">NULL</text:span>);</text:p>
      <text:p text:style-name="P29"/>
      <text:p text:style-name="P16">write(<text:span text:style-name="T38">STDERR_FILENO</text:span>, <text:span text:style-name="T42">"Err child process"</text:span>, <text:span text:style-name="T46">17</text:span>);</text:p>
      <text:p text:style-name="P16"><text:span text:style-name="T38">return</text:span> <text:span text:style-name="T46">4</text:span>;</text:p>
      <text:p text:style-name="P29"/>
      <text:p text:style-name="P16"><text:soft-page-break/>}</text:p>
      <text:p text:style-name="P16"><text:span text:style-name="T38">if</text:span> (pid &gt; <text:span text:style-name="T46">0</text:span>) {</text:p>
      <text:p text:style-name="P22">//parent process</text:p>
      <text:p text:style-name="P16">close(read1);</text:p>
      <text:p text:style-name="P16">close(write2);</text:p>
      <text:p text:style-name="P16"><text:span text:style-name="T38">char</text:span> c;</text:p>
      <text:p text:style-name="P16"><text:span text:style-name="T38">while</text:span> (read(<text:span text:style-name="T38">STDIN_FILENO</text:span>, &amp;c, <text:span text:style-name="T46">1</text:span>)) {</text:p>
      <text:p text:style-name="P16">write(write1, &amp;c, <text:span text:style-name="T38">sizeof</text:span>(c));</text:p>
      <text:p text:style-name="P16">}</text:p>
      <text:p text:style-name="P16">close(write1);</text:p>
      <text:p text:style-name="P16">close(read2);</text:p>
      <text:p text:style-name="P16">}</text:p>
      <text:p text:style-name="P29"/>
      <text:p text:style-name="P16"><text:span text:style-name="T38">return</text:span> <text:span text:style-name="T46">0</text:span>;</text:p>
      <text:p text:style-name="P16">}</text:p>
      <text:p text:style-name="P28"/>
      <text:p text:style-name="P33"/>
      <text:p text:style-name="P30"><text:span text:style-name="T37">child</text:span><text:span text:style-name="T35">.cpp:</text:span></text:p>
      <text:p text:style-name="P15"><text:span text:style-name="T41">#include </text:span><text:span text:style-name="T45">&lt;iostream&gt;</text:span></text:p>
      <text:p text:style-name="P16"><text:span text:style-name="T38">#include </text:span><text:span text:style-name="T42">&lt;unistd.h&gt;</text:span></text:p>
      <text:p text:style-name="P16"><text:span text:style-name="T38">#include </text:span><text:span text:style-name="T42">&lt;vector&gt;</text:span></text:p>
      <text:p text:style-name="P16"><text:span text:style-name="T38">#include </text:span><text:span text:style-name="T42">&lt;fcntl.h&gt;</text:span></text:p>
      <text:p text:style-name="P16"><text:span text:style-name="T38">#include </text:span><text:span text:style-name="T42">&lt;string&gt;</text:span></text:p>
      <text:p text:style-name="P29"/>
      <text:p text:style-name="P16"><text:span text:style-name="T38">using</text:span> <text:span text:style-name="T38">namespace</text:span> std;</text:p>
      <text:p text:style-name="P29"/>
      <text:p text:style-name="P16"><text:span text:style-name="T38">int</text:span> main(<text:span text:style-name="T38">int</text:span> argc, <text:span text:style-name="T38">char*</text:span> argv[]) {</text:p>
      <text:p text:style-name="P29"/>
      <text:p text:style-name="P16"><text:span text:style-name="T38">int</text:span> file = open(argv[<text:span text:style-name="T46">1</text:span>], <text:span text:style-name="T38">O_WRONLY</text:span>);</text:p>
      <text:p text:style-name="P16"><text:span text:style-name="T38">if</text:span> (file == -<text:span text:style-name="T46">1</text:span>) {</text:p>
      <text:p text:style-name="P16">write(<text:span text:style-name="T38">STDERR_FILENO</text:span>, <text:span text:style-name="T42">"An error occured with opening a file"</text:span>, <text:span text:style-name="T46">37</text:span>);</text:p>
      <text:p text:style-name="P16"><text:span text:style-name="T38">return</text:span> <text:span text:style-name="T46">1</text:span>;</text:p>
      <text:p text:style-name="P16">}</text:p>
      <text:p text:style-name="P29"/>
      <text:p text:style-name="P16"><text:span text:style-name="T38">int</text:span> ft = ftruncate(file, <text:span text:style-name="T46">0</text:span>);</text:p>
      <text:p text:style-name="P16"><text:span text:style-name="T38">if</text:span> (ft == -<text:span text:style-name="T46">1</text:span>) {</text:p>
      <text:p text:style-name="P16">write(<text:span text:style-name="T38">STDERR_FILENO</text:span>, <text:span text:style-name="T42">"An error occured with clearing a file"</text:span>, <text:span text:style-name="T46">38</text:span>);</text:p>
      <text:p text:style-name="P16"><text:span text:style-name="T38">return</text:span> <text:span text:style-name="T46">2</text:span>;</text:p>
      <text:p text:style-name="P16">}</text:p>
      <text:p text:style-name="P29"/>
      <text:p text:style-name="P16"><text:span text:style-name="T38">char</text:span> c;</text:p>
      <text:p text:style-name="P16">string s;</text:p>
      <text:p text:style-name="P16"><text:span text:style-name="T38">float</text:span> ans;</text:p>
      <text:p text:style-name="P16"><text:span text:style-name="T38">bool</text:span> first = <text:span text:style-name="T46">1</text:span>;</text:p>
      <text:p text:style-name="P16"><text:span text:style-name="T38">while</text:span> (read(<text:span text:style-name="T38">STDIN_FILENO</text:span>, &amp;c, <text:span text:style-name="T46">1</text:span>)) {</text:p>
      <text:p text:style-name="P16"><text:span text:style-name="T38">if</text:span>(c != <text:span text:style-name="T42">'\n'</text:span> &amp;&amp; c != <text:span text:style-name="T42">' '</text:span>) {</text:p>
      <text:p text:style-name="P16">s += c;</text:p>
      <text:p text:style-name="P16">} <text:span text:style-name="T38">else</text:span> {</text:p>
      <text:p text:style-name="P16"><text:span text:style-name="T38">if</text:span>(first) {</text:p>
      <text:p text:style-name="P16">first = <text:span text:style-name="T46">0</text:span>;</text:p>
      <text:p text:style-name="P16">ans = stof(s);</text:p>
      <text:p text:style-name="P16">} <text:span text:style-name="T38">else</text:span> {</text:p>
      <text:p text:style-name="P16"><text:soft-page-break/><text:span text:style-name="T38">if</text:span>(stof(s) == <text:span text:style-name="T38">float</text:span>(<text:span text:style-name="T46">0</text:span>)) {</text:p>
      <text:p text:style-name="P16">write(<text:span text:style-name="T38">STDERR_FILENO</text:span>, <text:span text:style-name="T42">"Err zero"</text:span>, <text:span text:style-name="T46">8</text:span>);</text:p>
      <text:p text:style-name="P16"><text:span text:style-name="T38">return</text:span> <text:span text:style-name="T46">3</text:span>;</text:p>
      <text:p text:style-name="P16">}</text:p>
      <text:p text:style-name="P16">ans /= stof(s);</text:p>
      <text:p text:style-name="P16">}</text:p>
      <text:p text:style-name="P16">s.clear();</text:p>
      <text:p text:style-name="P16"><text:span text:style-name="T38">if</text:span>(c == <text:span text:style-name="T42">'\n'</text:span>) {</text:p>
      <text:p text:style-name="P16">first = <text:span text:style-name="T46">1</text:span>;</text:p>
      <text:p text:style-name="P16">s = to_string(ans); </text:p>
      <text:p text:style-name="P16"><text:span text:style-name="T38">for</text:span>(<text:span text:style-name="T38">int</text:span> i = <text:span text:style-name="T46">0</text:span>; i &lt; s.size(); ++i) { </text:p>
      <text:p text:style-name="P16">write(file, &amp;s[i], <text:span text:style-name="T46">1</text:span>);</text:p>
      <text:p text:style-name="P16">}</text:p>
      <text:p text:style-name="P16">write(file, <text:span text:style-name="T42">" "</text:span>, <text:span text:style-name="T46">1</text:span>);</text:p>
      <text:p text:style-name="P16">s.clear();</text:p>
      <text:p text:style-name="P16">}</text:p>
      <text:p text:style-name="P16">}</text:p>
      <text:p text:style-name="P16">}</text:p>
      <text:p text:style-name="P16"><text:span text:style-name="T38">return</text:span> <text:span text:style-name="T46">0</text:span>;</text:p>
      <text:p text:style-name="P16">}</text:p>
      <text:p text:style-name="P28"/>
      <text:h text:style-name="P2" text:outline-level="2"><text:span text:style-name="T30">Пример работы</text:span></text:h>
      <text:p text:style-name="P31"><text:span text:style-name="T47">В консоль вводится:</text:span></text:p>
      <text:p text:style-name="P31"><text:span text:style-name="T47">out</text:span></text:p>
      <text:p text:style-name="P31"><text:span text:style-name="T47">3</text:span></text:p>
      <text:p text:style-name="P31"><text:span text:style-name="T47">3 1 2 3</text:span></text:p>
      <text:p text:style-name="P31"><text:span text:style-name="T47">2 1 2</text:span></text:p>
      <text:p text:style-name="P31"><text:span text:style-name="T47">1 1</text:span></text:p>
      <text:p text:style-name="P31"/>
      <text:p text:style-name="P31"><text:span text:style-name="T47">В</text:span><text:span text:style-name="T31"> </text:span><text:span text:style-name="T47">файле</text:span><text:span text:style-name="T31"> </text:span><text:span text:style-name="T34">out </text:span><text:span text:style-name="T47">будет</text:span><text:span text:style-name="T31">: </text:span></text:p>
      <text:p text:style-name="P32"><text:span text:style-name="T31">3.000000</text:span></text:p>
      <text:p text:style-name="P32"><text:span text:style-name="T31">0.500000 </text:span></text:p>
      <text:p text:style-name="P32"><text:span text:style-name="T31">1.000000 </text:span></text:p>
      <text:p text:style-name="P32"><text:span text:style-name="T31">1.000000</text:span></text:p>
      <text:h text:style-name="P2" text:outline-level="2"><text:span text:style-name="T30">Вывод</text:span></text:h>
      <text:p text:style-name="P31"><text:span text:style-name="T47">Данная лабораторная работа позволила более детально разобраться в создании и работе дочерних процессов, «общении» между ними с помощью неименованных каналов </text:span><text:span text:style-name="T31">pipe</text:span><text:span text:style-name="T47"> и во включении другой программы в работу текущей. Были изучены принципы работы сложных функций </text:span><text:span text:style-name="T31">printf</text:span><text:span text:style-name="T47"> и </text:span><text:span text:style-name="T31">scanf</text:span><text:span text:style-name="T47">, в основе которых лежат функции </text:span><text:span text:style-name="T31">write</text:span><text:span text:style-name="T47"> и </text:span><text:span text:style-name="T31">read</text:span><text:span text:style-name="T47"> соответсвен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75</meta:editing-cycles>
    <meta:creation-date>2019-11-01T18:06:00</meta:creation-date>
    <dc:date>2023-12-27T11:55:40.315479061</dc:date>
    <dc:language>en-US</dc:language>
    <meta:editing-duration>PT12H22M20S</meta:editing-duration>
    <meta:generator>LibreOffice/7.3.7.2$Linux_X86_64 LibreOffice_project/30$Build-2</meta:generator>
    <meta:document-statistic meta:table-count="0" meta:image-count="0" meta:object-count="0" meta:page-count="5" meta:paragraph-count="168" meta:word-count="737" meta:character-count="4857" meta:non-whitespace-character-count="42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